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  <table:table-cell office:value-type="string" calcext:value-type="string">
            <text:p>Damage (float)</text:p>
          </table:table-cell>
          <table:table-cell office:value-type="string" calcext:value-type="string">
            <text:p>ForwardMovementVelocity (float)</text:p>
          </table:table-cell>
          <table:table-cell office:value-type="string" calcext:value-type="string">
            <text:p>KnockbackVeloci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*1.5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m</text:p>
          </table:table-cell>
          <table:table-cell table:formula="of:=COM.MICROSOFT.CONCAT([.A4];[.B4])" office:value-type="string" office:string-value="DefaultSwordSlam" calcext:value-type="string">
            <text:p>DefaultSwordSlam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formula="of:=[.K2]*3" office:value-type="float" office:value="60" calcext:value-type="float">
            <text:p>60</text:p>
          </table:table-cell>
          <table:table-cell office:value-type="float" office:value="-260" calcext:value-type="float">
            <text:p>-26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4:35:07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17T02:29:56.453000000</dc:date>
    <meta:editing-duration>PT18H14M49S</meta:editing-duration>
    <meta:editing-cycles>41</meta:editing-cycles>
    <meta:document-statistic meta:table-count="1" meta:cell-count="52" meta:object-count="0"/>
  </office:meta>
</office:document-meta>
</file>